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fo:font-weight="bold" officeooo:paragraph-rsid="000ac5ac" style:font-size-asian="14pt" style:font-weight-asian="bold" style:font-size-complex="14pt" style:font-weight-complex="bold"/>
    </style:style>
    <style:style style:name="P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0ac5ac" style:text-blinking="false" fo:background-color="transparen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/>
    </style:style>
    <style:style style:name="P4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/>
    </style:style>
    <style:style style:name="P5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c5ac" officeooo:paragraph-rsid="000ac5ac" style:text-blinking="false" fo:background-color="transparent" style:font-weight-asian="normal" style:font-weight-complex="normal"/>
    </style:style>
    <style:style style:name="P6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P7" style:family="paragraph" style:parent-style-name="Table_20_Contents" style:list-style-name="L1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4f3f8" officeooo:paragraph-rsid="001e68b3" style:text-blinking="false" fo:background-color="transparent"/>
    </style:style>
    <style:style style:name="P8" style:family="paragraph" style:parent-style-name="Table_20_Contents" style:list-style-name="L3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f008" officeooo:paragraph-rsid="001ff008" style:text-blinking="false" fo:background-color="transparent" style:font-weight-asian="normal" style:font-weight-complex="normal"/>
    </style:style>
    <style:style style:name="P9" style:family="paragraph" style:parent-style-name="Table_20_Contents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ac5ac" officeooo:paragraph-rsid="000ac5ac" style:text-blinking="false" fo:background-color="transparent" style:font-weight-asian="bold" style:font-weight-complex="bold"/>
    </style:style>
    <style:style style:name="T1" style:family="text">
      <style:text-properties officeooo:rsid="000ac5ac"/>
    </style:style>
    <style:style style:name="T2" style:family="text">
      <style:text-properties fo:font-variant="normal" fo:text-transform="none" fo:color="#000000" style:text-line-through-style="none" style:text-line-through-type="none" fo:font-style="normal" style:text-underline-style="none" officeooo:rsid="001e68b3" style:text-blinking="false" fo:background-color="transparent" loext:char-shading-value="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Session 5 – </text:span><text:span text:style-name="T2">Bioformats, Metadata, Scale bars</text:span></text:p>
      <text:p text:style-name="P2"/>
      <text:p text:style-name="P2"/>
      <text:p text:style-name="P2"/>
      <text:p text:style-name="P3">Learning Outcomes</text:p>
      <text:p text:style-name="P2"/>
      <text:list xml:id="list3248274816" text:style-name="L1">
        <text:list-item>
          <text:p text:style-name="P7">Identify whether metadata was correctly read and interpret image properties</text:p>
        </text:list-item>
        <text:list-item>
          <text:p text:style-name="P7">Use image calibration and scale bars</text:p>
        </text:list-item>
      </text:list>
      <text:p text:style-name="P4"/>
      <text:p text:style-name="P4"/>
      <text:p text:style-name="P6">Session summary</text:p>
      <text:p text:style-name="P6"><text:s/></text:p>
      <text:list xml:id="list906562783" text:style-name="L3">
        <text:list-item>
          <text:p text:style-name="P8">What is metadata; essential metadata and what difference it makes (5 mins)</text:p>
        </text:list-item>
        <text:list-item>
          <text:p text:style-name="P8">Looking at metadata in Fiji; setting calibrations, scale bars (5 mins)</text:p>
        </text:list-item>
        <text:list-item>
          <text:p text:style-name="P8">Bioformats and how to open/save data with it (5 mins)</text:p>
        </text:list-item>
        <text:list-item>
          <text:p text:style-name="P8">Practical: opening images with Bioformats, setting calibration, creating scale bars (5 mins)</text:p>
        </text:list-item>
      </text:list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15:08:28.856964206</meta:creation-date>
    <dc:date>2019-07-02T16:00:58.083304811</dc:date>
    <meta:editing-duration>P1DT2H29M5S</meta:editing-duration>
    <meta:editing-cycles>1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77" meta:character-count="483" meta:non-whitespace-character-count="419"/>
  </office:meta>
</office:document-meta>
</file>